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/>
    <style:font-face style:name="JetBrains Mono" svg:font-family="'JetBrains Mono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color="#000000" loext:opacity="100%" style:font-name="Consolas" fo:font-size="10pt" fo:background-color="#ffffff"/>
    </style:style>
    <style:style style:name="P2" style:family="paragraph" style:parent-style-name="Text_20_body">
      <style:paragraph-properties fo:padding="0cm" fo:border="none"/>
      <style:text-properties fo:color="#000000" loext:opacity="100%" style:font-name="Consolas" fo:font-size="10pt" fo:background-color="#ffffff"/>
    </style:style>
    <style:style style:name="P3" style:family="paragraph" style:parent-style-name="Text_20_body">
      <loext:graphic-properties draw:fill="solid" draw:fill-color="#e8f2fe" draw:opacity="100%"/>
      <style:paragraph-properties fo:background-color="#e8f2fe" fo:padding="0cm" fo:border="none"/>
      <style:text-properties fo:color="#000000" loext:opacity="100%" style:font-name="Consolas" fo:font-size="10pt" fo:background-color="#ffffff"/>
    </style:style>
    <style:style style:name="P4" style:family="paragraph" style:parent-style-name="Standard">
      <style:text-properties fo:color="#000000" loext:opacity="100%" style:font-name="Consolas" fo:font-size="10pt" fo:background-color="#ffffff"/>
    </style:style>
    <style:style style:name="P5" style:family="paragraph" style:parent-style-name="Text_20_body">
      <style:paragraph-properties fo:padding="0cm" fo:border="none"/>
      <style:text-properties fo:color="#3f7f5f" loext:opacity="100%" style:font-name="Consolas" fo:font-size="10pt" fo:background-color="#ffffff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text-properties officeooo:rsid="0013a884" officeooo:paragraph-rsid="0013a884"/>
    </style:style>
    <style:style style:name="P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3a884" officeooo:paragraph-rsid="0013a884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fo:color="#000000" loext:opacity="100%" style:font-name="Consolas" fo:font-size="10pt" fo:background-color="#ffffff"/>
    </style:style>
    <style:style style:name="P12" style:family="paragraph" style:parent-style-name="Text_20_body" style:list-style-name="L2">
      <style:text-properties fo:color="#000000" loext:opacity="100%" style:font-name="Consolas" fo:font-size="10pt" fo:background-color="#ffffff"/>
    </style:style>
    <style:style style:name="T1" style:family="text">
      <style:text-properties fo:color="#7f0055" loext:opacity="100%" fo:font-weight="bold"/>
    </style:style>
    <style:style style:name="T2" style:family="text">
      <style:text-properties fo:color="#7f0055" loext:opacity="100%" fo:font-weight="bold" fo:background-color="#d4d4d4" loext:char-shading-value="0"/>
    </style:style>
    <style:style style:name="T3" style:family="text">
      <style:text-properties fo:color="#6a3e3e" loext:opacity="100%"/>
    </style:style>
    <style:style style:name="T4" style:family="text">
      <style:text-properties fo:color="#6a3e3e" loext:opacity="100%" fo:background-color="#f0d8a8" loext:char-shading-value="0"/>
    </style:style>
    <style:style style:name="T5" style:family="text">
      <style:text-properties fo:color="#6a3e3e" loext:opacity="100%" fo:background-color="#d4d4d4" loext:char-shading-value="0"/>
    </style:style>
    <style:style style:name="T6" style:family="text">
      <style:text-properties fo:color="#6a3e3e" loext:opacity="100%" style:text-underline-style="solid" style:text-underline-width="auto" style:text-underline-color="font-color"/>
    </style:style>
    <style:style style:name="T7" style:family="text">
      <style:text-properties fo:background-color="#d4d4d4" loext:char-shading-value="0"/>
    </style:style>
    <style:style style:name="T8" style:family="text">
      <style:text-properties fo:color="#2a00ff" loext:opacity="100%"/>
    </style:style>
    <style:style style:name="T9" style:family="text">
      <style:text-properties fo:font-style="italic"/>
    </style:style>
    <style:style style:name="T10" style:family="text">
      <style:text-properties fo:font-style="italic" fo:background-color="#d4d4d4" loext:char-shading-value="0"/>
    </style:style>
    <style:style style:name="T11" style:family="text">
      <style:text-properties fo:color="#3f7f5f" loext:opacity="100%"/>
    </style:style>
    <style:style style:name="T12" style:family="text">
      <style:text-properties fo:color="#3f7f5f" loext:opacity="100%" style:text-underline-style="solid" style:text-underline-width="auto" style:text-underline-color="font-color"/>
    </style:style>
    <style:style style:name="T13" style:family="text">
      <style:text-properties fo:color="#0000c0" loext:opacity="100%" fo:font-style="italic" fo:font-weight="bold"/>
    </style:style>
    <style:style style:name="T1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000000" loext:opacity="100%" style:font-name="Consolas" fo:font-size="10pt" fo:background-color="#ffffff" loext:char-shading-value="0"/>
    </style:style>
    <style:style style:name="T17" style:family="text">
      <style:text-properties fo:color="#c9211e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9211e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officeooo:rsid="0011fe55"/>
    </style:style>
    <style:style style:name="T20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mpletableFuture to calculate avg of numbers:</text:p>
      <text:p text:style-name="P8"/>
      <text:p text:style-name="P9"><text:span text:style-name="T22">public class </text:span><text:span text:style-name="T14">Main {</text:span><text:line-break/><text:span text:style-name="T14"> <text:s text:c="3"/></text:span><text:span text:style-name="T22">public static void </text:span><text:span text:style-name="T23">main</text:span><text:span text:style-name="T14">(String[] args) </text:span><text:span text:style-name="T22">throws </text:span><text:span text:style-name="T14">ExecutionException, InterruptedException {</text:span><text:line-break/><text:span text:style-name="T14"> <text:s text:c="7"/>List&lt;Integer&gt; list = List.</text:span><text:span text:style-name="T15">of</text:span><text:span text:style-name="T14">(</text:span><text:span text:style-name="T24">1</text:span><text:span text:style-name="T14">,</text:span><text:span text:style-name="T24">2</text:span><text:span text:style-name="T14">,</text:span><text:span text:style-name="T24">3</text:span><text:span text:style-name="T14">,</text:span><text:span text:style-name="T24">4</text:span><text:span text:style-name="T14">,</text:span><text:span text:style-name="T24">5</text:span><text:span text:style-name="T14">);</text:span><text:line-break/><text:span text:style-name="T14"> <text:s text:c="7"/>CompletableFuture&lt;Double&gt; avg = CompletableFuture.</text:span><text:span text:style-name="T15">supplyAsync</text:span><text:span text:style-name="T14">(()-&gt;</text:span><text:span text:style-name="T20">list</text:span><text:span text:style-name="T14">.stream().filter(e-&gt;e%</text:span><text:span text:style-name="T24">2</text:span><text:span text:style-name="T14">==</text:span><text:span text:style-name="T24">0</text:span><text:span text:style-name="T14">).toList()).thenApply((ls)-&gt;ls.stream().mapToInt(e-&gt;e).average().getAsDouble());</text:span><text:line-break/><text:span text:style-name="T14"> <text:s text:c="7"/>System.</text:span><text:span text:style-name="T21">out</text:span><text:span text:style-name="T14">.println(avg.get());</text:span><text:line-break/><text:span text:style-name="T14"> <text:s text:c="3"/>}</text:span><text:line-break/><text:span text:style-name="T14">}</text:span></text:p>
      <text:p text:style-name="P8"/>
      <text:p text:style-name="Standard"/>
      <text:p text:style-name="Standard"/>
      <text:p text:style-name="Standard"/>
      <text:p text:style-name="Standard"/>
      <text:p text:style-name="Standard">Streams Coding Questions</text:p>
      <text:p text:style-name="Standard"/>
      <text:list xml:id="list1451321594" text:style-name="L1">
        <text:list-item>
          <text:p text:style-name="P6">Sum of integers in the list using streams</text:p>
          <text:p text:style-name="P11"><text:span text:style-name="T1">public</text:span> <text:span text:style-name="T1">class</text:span> SumOfNumbers {</text:p>
        </text:list-item>
      </text:list>
      <text:p text:style-name="P2"><text:span text:style-name="T1"><text:tab/><text:tab/>public</text:span> <text:span text:style-name="T1">static</text:span> <text:span text:style-name="T1">int</text:span> sumofnumbers(List&lt;Integer&gt; <text:span text:style-name="T3">list</text:span>) { </text:p>
      <text:p text:style-name="P2"><text:tab/><text:tab/><text:tab/>Optional&lt;Integer&gt; <text:span text:style-name="T3">result</text:span> ;</text:p>
      <text:p text:style-name="P2"><text:span text:style-name="T3"><text:tab/><text:tab/><text:tab/>result</text:span> = <text:span text:style-name="T3">list</text:span>.stream().reduce((<text:span text:style-name="T3">a</text:span>,<text:span text:style-name="T3">b</text:span>)-&gt;<text:span text:style-name="T3">a</text:span>+<text:span text:style-name="T3">b</text:span>);</text:p>
      <text:p text:style-name="P2"><text:span text:style-name="T1"><text:tab/><text:tab/><text:tab/>return</text:span> <text:span text:style-name="T3">result</text:span>.get(); </text:p>
      <text:p text:style-name="P2"><text:tab/><text:tab/>}</text:p>
      <text:p text:style-name="P2"><text:tab/>}</text:p>
      <text:p text:style-name="P2"><text:tab/>//reduce takes binaryOperator , both input param and return type are same</text:p>
      <text:p text:style-name="P2"><text:s text:c="6"/>//a is the result of previous computation and b is current element.</text:p>
      <text:list xml:id="list120541230889942" text:continue-numbering="true" text:style-name="L1">
        <text:list-item>
          <text:p text:style-name="P6">Average of numbers present in the list using streams</text:p>
          <text:p text:style-name="P11"><text:span text:style-name="T1">public</text:span> <text:span text:style-name="T1">static</text:span> <text:span text:style-name="T1">double</text:span> avgOfNumbers(List&lt;Integer&gt; <text:span text:style-name="T3">list</text:span>) {</text:p>
        </text:list-item>
        <text:list-item>
          <text:p text:style-name="P10"><text:span text:style-name="T16">//</text:span><text:span text:style-name="T17">Arrays.</text:span><text:span text:style-name="T18">stream</text:span><text:span text:style-name="T17">(arr).average().getAsDouble();</text:span></text:p>
        </text:list-item>
      </text:list>
      <text:p text:style-name="P2"><text:span text:style-name="T1"><text:tab/><text:tab/>return</text:span> <text:span text:style-name="T3">list</text:span>.stream().mapToInt(<text:span text:style-name="T3">e</text:span> -&gt; <text:span text:style-name="T3">e</text:span>).average().getAsDouble();</text:p>
      <text:p text:style-name="P2"><text:tab/>}</text:p>
      <text:p text:style-name="P2"><text:s text:c="7"/>// mapToInt returns IntStream which has average method. </text:p>
      <text:list xml:id="list120541118927863" text:continue-numbering="true" text:style-name="L1">
        <text:list-item>
          <text:p text:style-name="P6">Square the elements of the list and get the avg of numbers greater than 100 in the list.</text:p>
          <text:p text:style-name="P11"><text:span text:style-name="T1">public</text:span> <text:span text:style-name="T1">static</text:span> <text:span text:style-name="T1">double</text:span> avgOfSquaredNumbersGt100(List&lt;Integer&gt; <text:span text:style-name="T3">list</text:span>) {</text:p>
        </text:list-item>
      </text:list>
      <text:p text:style-name="P2"><text:span text:style-name="T1"><text:tab/><text:tab/>return</text:span> <text:span text:style-name="T3">list</text:span>.stream()</text:p>
      <text:p text:style-name="P2"><text:tab/><text:tab/><text:tab/>.map(<text:span text:style-name="T3">e</text:span> -&gt; <text:span text:style-name="T3">e</text:span>*<text:span text:style-name="T3">e</text:span>) <text:s text:c="2"/>//squaring</text:p>
      <text:p text:style-name="P2"><text:tab/><text:tab/><text:tab/>.filter(<text:span text:style-name="T3">e</text:span> -&gt; <text:span text:style-name="T3">e</text:span> &gt; 100) <text:s/>// filtering</text:p>
      <text:p text:style-name="P2"><text:tab/><text:tab/><text:tab/>.mapToInt(<text:span text:style-name="T3">e</text:span> -&gt; <text:span text:style-name="T3">e</text:span>) // getting the IntStream</text:p>
      <text:p text:style-name="P2"><text:tab/><text:tab/><text:tab/>.average() // calculating the average</text:p>
      <text:p text:style-name="P2"><text:tab/><text:tab/><text:tab/>.getAsDouble();</text:p>
      <text:p text:style-name="P2"><text:tab/>}</text:p>
      <text:list xml:id="list120539519787583" text:continue-numbering="true" text:style-name="L1">
        <text:list-item>
          <text:p text:style-name="P6">Get all the even numbers in the list</text:p>
          <text:p text:style-name="P11"><text:span text:style-name="T1">public</text:span> <text:span text:style-name="T1">static</text:span> List&lt;Integer&gt; filterEven(List&lt;Integer&gt; <text:span text:style-name="T4">list</text:span>){</text:p>
        </text:list-item>
      </text:list>
      <text:p text:style-name="P2"><text:span text:style-name="T1"><text:tab/><text:tab/>return</text:span> <text:span text:style-name="T5">list</text:span>.stream().filter(<text:span text:style-name="T3">e</text:span> -&gt; <text:span text:style-name="T3">e</text:span> % 2 == 0).toList();</text:p>
      <text:p text:style-name="P2"><text:tab/>}</text:p>
      <text:list xml:id="list120539610074063" text:continue-numbering="true" text:style-name="L1">
        <text:list-item>
          <text:p text:style-name="P6"><text:soft-page-break/>Get all the numbers from the list that starts with 2</text:p>
          <text:p text:style-name="P11"><text:span text:style-name="T1">public</text:span> <text:span text:style-name="T1">static</text:span> List&lt;Integer&gt; startsWith2(List&lt;Integer&gt; <text:span text:style-name="T3">list</text:span>){</text:p>
        </text:list-item>
      </text:list>
      <text:p text:style-name="P2"><text:span text:style-name="T1"><text:tab/><text:tab/>return</text:span> <text:span text:style-name="T3">list</text:span>.stream()</text:p>
      <text:p text:style-name="P2"><text:tab/><text:tab/><text:tab/>.map(<text:span text:style-name="T3">e</text:span> -&gt; <text:span text:style-name="T3">e</text:span>+<text:span text:style-name="T8">""</text:span>)</text:p>
      <text:p text:style-name="P2"><text:tab/><text:tab/><text:tab/>.filter(<text:span text:style-name="T3">e</text:span> -&gt; <text:span text:style-name="T3">e</text:span>.startsWith(<text:span text:style-name="T8">"2"</text:span>))</text:p>
      <text:p text:style-name="P2"><text:tab/><text:tab/><text:tab/>.map(Integer::parseInt)</text:p>
      <text:p text:style-name="P2"><text:tab/><text:tab/><text:tab/>.toList();</text:p>
      <text:p text:style-name="P2"><text:tab/>}</text:p>
      <text:p text:style-name="P2"/>
      <text:p text:style-name="P2"/>
      <text:p text:style-name="P2"/>
      <text:p text:style-name="P2"/>
      <text:list xml:id="list120541094500992" text:continue-numbering="true" text:style-name="L1">
        <text:list-item>
          <text:p text:style-name="P6">Print duplicate numbers in list using streams</text:p>
          <text:p text:style-name="P11"><text:span text:style-name="T1">public</text:span> <text:span text:style-name="T1">static</text:span> <text:span text:style-name="T7">List&lt;Integer&gt;</text:span> duplicateNumbersInList(List&lt;Integer&gt; <text:span text:style-name="T3">list</text:span>){</text:p>
        </text:list-item>
      </text:list>
      <text:p text:style-name="P2"><text:tab/><text:tab/>HashSet&lt;Integer&gt; <text:span text:style-name="T3">set</text:span> = <text:span text:style-name="T1">new</text:span> HashSet&lt;Integer&gt;();</text:p>
      <text:p text:style-name="P2"><text:span text:style-name="T2"><text:tab/><text:tab/>return</text:span><text:span text:style-name="T7"> </text:span><text:span text:style-name="T5">list</text:span><text:span text:style-name="T7">.stream().filter(</text:span><text:span text:style-name="T5">e</text:span><text:span text:style-name="T7"> -&gt; !</text:span><text:span text:style-name="T5">set</text:span><text:span text:style-name="T7">.add(</text:span><text:span text:style-name="T5">e</text:span><text:span text:style-name="T7">)).toList();</text:span></text:p>
      <text:p text:style-name="P2"><text:tab/>}</text:p>
      <text:p text:style-name="P2"><text:s text:c="7"/>//add method returns boolean, if element is already present then false is <text:tab/><text:tab/> <text:s/>returned</text:p>
      <text:list xml:id="list120540047521998" text:continue-numbering="true" text:style-name="L1">
        <text:list-item>
          <text:p text:style-name="P6">Get the elements of the list whose frequency is greater than 5</text:p>
          <text:p text:style-name="P11"><text:span text:style-name="T1">public</text:span> <text:span text:style-name="T1">static</text:span> List&lt;Integer&gt; freqGt5(List&lt;Integer&gt; <text:span text:style-name="T3">list</text:span>){</text:p>
        </text:list-item>
      </text:list>
      <text:p text:style-name="P2"><text:span text:style-name="T1"><text:tab/><text:tab/>return</text:span> <text:span text:style-name="T3">list</text:span>.stream().filter(<text:span text:style-name="T3">e</text:span> -&gt; Collections.<text:span text:style-name="T9">frequency</text:span>(<text:span text:style-name="T3">list</text:span>, <text:span text:style-name="T3">e</text:span>) &gt; <text:tab/><text:tab/><text:tab/><text:tab/><text:tab/>5).distinct().toList();</text:p>
      <text:p text:style-name="P2"><text:tab/>}</text:p>
      <text:p text:style-name="P2"><text:s text:c="6"/>// frequency for every element in the list is calculated and elements whose <text:tab/><text:tab/><text:tab/>frequency &gt; 5 are filtered out</text:p>
      <text:list xml:id="list120540828069818" text:continue-numbering="true" text:style-name="L1">
        <text:list-item>
          <text:p text:style-name="P6">Get max and min numbers in the list</text:p>
          <text:p text:style-name="P11"><text:span text:style-name="T1">public</text:span> <text:span text:style-name="T1">static</text:span> Integer getMax(List&lt;Integer&gt; <text:span text:style-name="T3">list</text:span>){</text:p>
        </text:list-item>
      </text:list>
      <text:p text:style-name="P2"><text:span text:style-name="T1"><text:tab/><text:tab/>return</text:span> <text:span text:style-name="T3">list</text:span>.stream().max(Comparator.<text:span text:style-name="T9">comparing</text:span>(Integer::<text:span text:style-name="T9">valueOf</text:span>)).get();</text:p>
      <text:p text:style-name="P2"><text:tab/>}</text:p>
      <text:p text:style-name="P2"><text:tab/>// max method takes a comparator</text:p>
      <text:p text:style-name="P2"><text:span text:style-name="T1"><text:tab/>public</text:span> <text:span text:style-name="T1">static</text:span> Integer getMin(List&lt;Integer&gt; <text:span text:style-name="T3">list</text:span>){</text:p>
      <text:p text:style-name="P2"><text:span text:style-name="T1"><text:tab/><text:tab/>return</text:span> <text:span text:style-name="T3">list</text:span>.stream().<text:span text:style-name="T7">min</text:span>(Comparator.<text:span text:style-name="T9">comparing</text:span>(Integer::<text:span text:style-name="T9">valueOf</text:span>)).get();</text:p>
      <text:p text:style-name="P2"><text:tab/>}</text:p>
      <text:p text:style-name="P2"><text:tab/>// min also takes a comparator</text:p>
      <text:list xml:id="list120541310666348" text:continue-numbering="true" text:style-name="L1">
        <text:list-item>
          <text:p text:style-name="P6">Sort the numbers in the list(ascending order)</text:p>
          <text:p text:style-name="P11"><text:span text:style-name="T1">public</text:span> <text:span text:style-name="T1">static</text:span> List&lt;Integer&gt; sortList(List&lt;Integer&gt; <text:span text:style-name="T3">list</text:span>){</text:p>
        </text:list-item>
      </text:list>
      <text:p text:style-name="P2"><text:span text:style-name="T1"><text:tab/><text:tab/>return</text:span> <text:span text:style-name="T3">list</text:span>.stream().sorted().toList();</text:p>
      <text:p text:style-name="P2"><text:tab/>}</text:p>
      <text:list xml:id="list120540703511712" text:continue-numbering="true" text:style-name="L1">
        <text:list-item>
          <text:p text:style-name="P6">Sort the list in descending order</text:p>
          <text:p text:style-name="P11"><text:span text:style-name="T1">public</text:span> <text:span text:style-name="T1">static</text:span> <text:span text:style-name="T7">List&lt;Integer&gt;</text:span> sortListDescendingOrder(List&lt;Integer&gt; <text:span text:style-name="T3">list</text:span>){</text:p>
        </text:list-item>
      </text:list>
      <text:p text:style-name="P2"><text:span text:style-name="T2"><text:tab/><text:tab/>return</text:span><text:span text:style-name="T7"> </text:span><text:span text:style-name="T5">list</text:span><text:span text:style-name="T7">.stream().sorted(Collections.</text:span><text:span text:style-name="T10">reverseOrder</text:span><text:span text:style-name="T7">()).toList();</text:span></text:p>
      <text:p text:style-name="P2"><text:soft-page-break/><text:tab/>}</text:p>
      <text:list xml:id="list120539628949246" text:continue-numbering="true" text:style-name="L1">
        <text:list-item>
          <text:p text:style-name="P6">Get/Ignore first 5 numbers in the list</text:p>
          <text:p text:style-name="P11"><text:span text:style-name="T1">public</text:span> <text:span text:style-name="T1">static</text:span> List&lt;Integer&gt; skip5(List&lt;Integer&gt; <text:span text:style-name="T3">list</text:span>){</text:p>
        </text:list-item>
      </text:list>
      <text:p text:style-name="P2"><text:span text:style-name="T1"><text:tab/><text:tab/>return</text:span> <text:span text:style-name="T3">list</text:span>.stream().skip(5).toList();</text:p>
      <text:p text:style-name="P2"><text:tab/>}</text:p>
      <text:p text:style-name="P2"><text:span text:style-name="T1"><text:tab/>public</text:span> <text:span text:style-name="T1">static</text:span> List&lt;Integer&gt; first5(List&lt;Integer&gt; <text:span text:style-name="T3">list</text:span>){</text:p>
      <text:p text:style-name="P2"><text:span text:style-name="T1"><text:tab/><text:tab/>return</text:span> <text:span text:style-name="T3">list</text:span>.stream().<text:span text:style-name="T7">limit</text:span>(5).toList();</text:p>
      <text:p text:style-name="P2"><text:tab/>}</text:p>
      <text:list xml:id="list120539661360175" text:continue-numbering="true" text:style-name="L1">
        <text:list-item>
          <text:p text:style-name="P6">Sum of first 5 in the list using streams</text:p>
          <text:p text:style-name="P11"><text:span text:style-name="T1">public</text:span> <text:span text:style-name="T1">static</text:span> <text:span text:style-name="T2">int</text:span> sumOfFirst5Numbers(List&lt;Integer&gt; <text:span text:style-name="T3">list</text:span>) {</text:p>
        </text:list-item>
      </text:list>
      <text:p text:style-name="P2"><text:span text:style-name="T2"><text:tab/><text:tab/>return</text:span><text:span text:style-name="T7"> </text:span><text:span text:style-name="T5">list</text:span><text:span text:style-name="T7">.stream().limit(5).reduce((</text:span><text:span text:style-name="T5">a</text:span><text:span text:style-name="T7">,</text:span><text:span text:style-name="T5">b</text:span><text:span text:style-name="T7">) -&gt; (</text:span><text:span text:style-name="T5">a</text:span><text:span text:style-name="T7">+</text:span><text:span text:style-name="T5">b</text:span><text:span text:style-name="T7">)).get();</text:span></text:p>
      <text:p text:style-name="P2"><text:tab/>}</text:p>
      <text:list xml:id="list120540472608549" text:continue-numbering="true" text:style-name="L1">
        <text:list-header>
          <text:p text:style-name="P6">//reduce return optional</text:p>
        </text:list-header>
        <text:list-item>
          <text:p text:style-name="P6">Get second lowest and hishest numbers from the list</text:p>
          <text:p text:style-name="P11"><text:span text:style-name="T1">public</text:span> <text:span text:style-name="T1">static</text:span> <text:span text:style-name="T1">int</text:span> secondMin(List&lt;Integer&gt; <text:span text:style-name="T3">list</text:span>) {</text:p>
        </text:list-item>
      </text:list>
      <text:p text:style-name="P2"><text:span text:style-name="T1"><text:tab/><text:tab/>return</text:span> <text:span text:style-name="T3">list</text:span>.stream()</text:p>
      <text:p text:style-name="P2"><text:tab/><text:tab/>.distinct()</text:p>
      <text:p text:style-name="P2"><text:tab/><text:tab/>.sorted()</text:p>
      <text:p text:style-name="P2"><text:tab/><text:tab/>.limit(2)</text:p>
      <text:p text:style-name="P2"><text:tab/><text:tab/>.skip(1)</text:p>
      <text:p text:style-name="P2"><text:tab/><text:tab/>.<text:span text:style-name="T7">reduce</text:span>(0, (<text:span text:style-name="T3">a</text:span>,<text:span text:style-name="T3">b</text:span>) -&gt; <text:span text:style-name="T3">a</text:span>+<text:span text:style-name="T3">b</text:span>);</text:p>
      <text:p text:style-name="P2"><text:tab/>} </text:p>
      <text:p text:style-name="P2"><text:span text:style-name="T1"><text:tab/>public</text:span> <text:span text:style-name="T1">static</text:span> <text:span text:style-name="T1">int</text:span> secondMax(List&lt;Integer&gt; <text:span text:style-name="T3">list</text:span>) {</text:p>
      <text:p text:style-name="P2"><text:span text:style-name="T1"><text:tab/><text:tab/>return</text:span> <text:span text:style-name="T3">list</text:span>.stream()</text:p>
      <text:p text:style-name="P2"><text:tab/><text:tab/>.distinct()</text:p>
      <text:p text:style-name="P2"><text:tab/><text:tab/>.sorted(Collections.<text:span text:style-name="T9">reverseOrder</text:span>())</text:p>
      <text:p text:style-name="P2"><text:tab/><text:tab/>.limit(2)</text:p>
      <text:p text:style-name="P2"><text:tab/><text:tab/>.skip(1)</text:p>
      <text:p text:style-name="P2"><text:tab/><text:tab/>//.<text:span text:style-name="T7">reduce</text:span>(0, (<text:span text:style-name="T3">a</text:span>,<text:span text:style-name="T3">b</text:span>) -&gt; <text:span text:style-name="T3">a</text:span>+<text:span text:style-name="T3">b</text:span>);</text:p>
      <text:p text:style-name="P2"><text:tab/><text:tab/>.findFirst().get(); <text:s/>// findFirst returns the optional</text:p>
      <text:p text:style-name="P2"><text:tab/>}</text:p>
      <text:p text:style-name="P2">// instead of reduce , we could have used findFirst().get();</text:p>
      <text:p text:style-name="P2"><text:s/></text:p>
      <text:list xml:id="list120541324968451" text:continue-numbering="true" text:style-name="L1">
        <text:list-item>
          <text:p text:style-name="P6">GroupingBy in Java 8</text:p>
        </text:list-item>
      </text:list>
      <text:list xml:id="list4262351682" text:style-name="L2">
        <text:list-item>
          <text:p text:style-name="P7">Given list of employees(Id, name, age), segregate the employees based on age and get the map containing key = age and value <text:s/>= list of employees</text:p>
          <text:p text:style-name="P12">Map&lt;Integer,List&lt;Employee&gt;&gt; <text:span text:style-name="T3">eList</text:span> = <text:span text:style-name="T3">empList</text:span>.stream().collect(Collectors.<text:span text:style-name="T9">groupingBy</text:span>(<text:span text:style-name="T3">e</text:span> -&gt; <text:span text:style-name="T3">e</text:span>.getAge()));</text:p>
          <text:p text:style-name="P12">Collecting into a Map of int and set.</text:p>
        </text:list-item>
      </text:list>
      <text:p text:style-name="P1">Map&lt;Integer,Set&lt;Employee&gt;&gt; <text:span text:style-name="T6">eList2</text:span> = <text:span text:style-name="T3">empList</text:span>.stream().collect(Collectors.<text:span text:style-name="T9">groupingBy</text:span>(<text:span text:style-name="T3">e</text:span> -&gt; <text:span text:style-name="T3">e</text:span>.getAge(),Collectors.<text:span text:style-name="T9">toSet</text:span>()));</text:p>
      <text:p text:style-name="P1"/>
      <text:p text:style-name="P1"><text:s text:c="7"/>Keys should be sorted in the map, then we need TreeMap</text:p>
      <text:p text:style-name="P1"><text:soft-page-break/>Map&lt;Integer,Set&lt;Employee&gt;&gt; <text:span text:style-name="T4">eList3</text:span> = <text:span text:style-name="T3">empList</text:span>.stream().collect(Collectors.<text:span text:style-name="T9">groupingBy</text:span>(<text:span text:style-name="T3">e</text:span> -&gt; <text:span text:style-name="T3">e</text:span>.getAge(),TreeMap::<text:span text:style-name="T1">new</text:span>,Collectors.<text:span text:style-name="T9">toSet</text:span>()));</text:p>
      <text:p text:style-name="P1"/>
      <text:list xml:id="list120540769040337" text:continue-numbering="true" text:style-name="L2">
        <text:list-item>
          <text:p text:style-name="P7">partitioningBy vs groupingBy</text:p>
        </text:list-item>
      </text:list>
      <text:p text:style-name="Standard">partitioningBy will take a predicate and will out a map of Boolean and List, so in the output, there will be two keys only true or false.</text:p>
      <text:p text:style-name="Standard"/>
      <text:p text:style-name="P1">Map&lt;Boolean,List&lt;Employee&gt;&gt; <text:span text:style-name="T4">eList4</text:span> = <text:span text:style-name="T3">empList</text:span>.stream().collect(Collectors.<text:span text:style-name="T9">partitioningBy</text:span>(<text:span text:style-name="T3">e</text:span> -&gt; <text:span text:style-name="T3">e</text:span>.getAge() &gt;= 31));</text:p>
      <text:p text:style-name="P1"/>
      <text:p text:style-name="P1">Grouping by name and counting : how many records are present for a given name in the stream.</text:p>
      <text:p text:style-name="P1">Map&lt;String,Long&gt; <text:span text:style-name="T3">map</text:span> = <text:span text:style-name="T3">empList</text:span>.stream().collect(Collectors.<text:span text:style-name="T9">groupingBy</text:span>(<text:span text:style-name="T3">e</text:span> -&gt; <text:span text:style-name="T3">e</text:span>.getName(),Collectors.<text:span text:style-name="T9">counting</text:span>()));</text:p>
      <text:p text:style-name="P1"/>
      <text:p text:style-name="P1">Grouping by name and finding average age for that name:</text:p>
      <text:p text:style-name="P1"><text:span text:style-name="T11">//Imagine ((ID)1,(NAME)e1,(AGE)30) -&gt; 1 is ID, e1 is </text:span><text:span text:style-name="T12">dept</text:span><text:span text:style-name="T11"> name and 30 is the salary</text:span></text:p>
      <text:p text:style-name="P5">// we want to fetch average salary for every department</text:p>
      <text:p text:style-name="P2">Map&lt;String,Double&gt; <text:span text:style-name="T3">map2</text:span> = <text:span text:style-name="T3">empList</text:span>.stream().collect(Collectors.<text:span text:style-name="T9">groupingBy</text:span>(<text:span text:style-name="T3">e</text:span> -&gt; <text:span text:style-name="T3">e</text:span>.getName(),Collectors.<text:span text:style-name="T9">averagingDouble</text:span>(<text:span text:style-name="T3">e</text:span>-&gt; <text:span text:style-name="T3">e</text:span>.getAge())));</text:p>
      <text:p text:style-name="P1"/>
      <text:p text:style-name="P1">//<text:span text:style-name="T19">Deptwise list of employess:</text:span></text:p>
      <text:p text:style-name="P1">Map&lt;String,List&lt;Emp&gt;&gt;kl = list.stream().collect(Collectors.groupingBy(Emp::getDept, Collectors.toList()));</text:p>
      <text:p text:style-name="P1"><text:s text:c="8"/>System.out.println(kl);</text:p>
      <text:p text:style-name="P4"/>
      <text:p text:style-name="P4">//list of employees in each dept with salary less than 25000</text:p>
      <text:p text:style-name="P4"><text:s text:c="16"/>Map&lt;String,List&lt;Emp&gt;&gt;kl = list.stream().collect(Collectors.groupingBy(Emp::getDept, Collectors.filtering(e-&gt; e.getSalary() &lt; 25000, Collectors.toList())));</text:p>
      <text:p text:style-name="P4"><text:s text:c="8"/>System.out.println(kl); <text:s text:c="3"/></text:p>
      <text:p text:style-name="Standard"/>
      <text:p text:style-name="Standard"/>
      <text:p text:style-name="P2"><text:bookmark-start text:name="__DdeLink__803_3365985359"/>String <text:span text:style-name="T3">str</text:span> = <text:span text:style-name="T8">"dddddddrrrrrrrrrrrrtty"</text:span>;<text:bookmark-end text:name="__DdeLink__803_3365985359"/></text:p>
      <text:p text:style-name="P2">HashSet&lt;Character&gt; <text:span text:style-name="T3">set2</text:span> = <text:span text:style-name="T1">new</text:span> HashSet&lt;Character&gt;(); </text:p>
      <text:p text:style-name="P2">List&lt;Character&gt; <text:span text:style-name="T6">ch</text:span> = <text:span text:style-name="T3">str</text:span>.chars().mapToObj(<text:span text:style-name="T3">c</text:span> -&gt; (<text:span text:style-name="T1">char</text:span>)<text:span text:style-name="T3">c</text:span>).filter(<text:span text:style-name="T3">e</text:span> -&gt; !<text:span text:style-name="T3">set2</text:span>.add(<text:span text:style-name="T3">e</text:span>)).distinct().toList();</text:p>
      <text:p text:style-name="P2">Map&lt;Character,Long&gt; <text:span text:style-name="T4">map3</text:span> = <text:span text:style-name="T3">str</text:span>.chars().mapToObj(<text:span text:style-name="T3">c</text:span> -&gt; (<text:span text:style-name="T1">char</text:span>)<text:span text:style-name="T3">c</text:span>).collect(Collectors.<text:span text:style-name="T9">groupingBy</text:span>((<text:span text:style-name="T3">a</text:span>) -&gt; <text:span text:style-name="T3">a</text:span> , Collectors.<text:span text:style-name="T9">counting</text:span>()));</text:p>
      <text:p text:style-name="P2">System.<text:span text:style-name="T13">out</text:span>.println(<text:span text:style-name="T5">map3</text:span>);</text:p>
      <text:p text:style-name="Standard"/>
      <text:p text:style-name="Standard">//str.char() return IntStream</text:p>
      <text:p text:style-name="Standard"/>
      <text:p text:style-name="Standard"/>
      <text:p text:style-name="Standard">Max Salary group by Department:</text:p>
      <text:p text:style-name="P3">Map&lt;String, Optional&lt;Emp&gt;&gt; <text:span text:style-name="T3">map</text:span> = <text:span text:style-name="T3">list</text:span>.stream().collect(Collectors.<text:span text:style-name="T9">groupingBy</text:span>(Emp::getDept, Collectors.<text:span text:style-name="T9">maxBy</text:span>(Comparator.<text:span text:style-name="T9">comparingInt</text:span>(Emp::getSalary))));</text:p>
      <text:p text:style-name="Standard"><text:soft-page-break/></text:p>
      <text:p text:style-name="Standard">Min Salary by department:</text:p>
      <text:p text:style-name="P2">Map&lt;String, Optional&lt;Emp&gt;&gt; <text:span text:style-name="T3">map</text:span> = <text:span text:style-name="T3">list</text:span>.stream().collect(Collectors.<text:span text:style-name="T9">groupingBy</text:span>(Emp::getDept, </text:p>
      <text:p text:style-name="P2">Collectors.<text:span text:style-name="T9">minBy</text:span>(Comparator.<text:span text:style-name="T9">comparing</text:span>(Emp::getSalary))));</text:p>
      <text:p text:style-name="P2"><text:span text:style-name="T3">map</text:span>.entrySet().forEach(System.<text:span text:style-name="T13">out</text:span>::println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/>
    <style:font-face style:name="JetBrains Mono" svg:font-family="'JetBrains Mono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8:01:47.46</meta:creation-date>
    <dc:date>2024-10-12T12:05:38.637460609</dc:date>
    <meta:editing-duration>PT9H34M10S</meta:editing-duration>
    <meta:editing-cycles>57</meta:editing-cycles>
    <meta:generator>LibreOffice/7.3.7.2$Linux_X86_64 LibreOffice_project/30$Build-2</meta:generator>
    <meta:print-date>2023-08-24T21:48:50.22</meta:print-date>
    <meta:document-statistic meta:table-count="0" meta:image-count="0" meta:object-count="0" meta:page-count="5" meta:paragraph-count="134" meta:word-count="747" meta:character-count="6728" meta:non-whitespace-character-count="5904"/>
  </office:meta>
</office:document-meta>
</file>